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d22" officeooo:paragraph-rsid="001f0d22"/>
    </style:style>
    <style:style style:name="P2" style:family="paragraph" style:parent-style-name="Standard">
      <style:text-properties officeooo:rsid="001f0d22" officeooo:paragraph-rsid="001f55d3"/>
    </style:style>
    <style:style style:name="P3" style:family="paragraph" style:parent-style-name="Standard">
      <style:text-properties officeooo:rsid="001f55d3" officeooo:paragraph-rsid="001f55d3"/>
    </style:style>
    <style:style style:name="P4" style:family="paragraph" style:parent-style-name="Standard">
      <style:text-properties officeooo:rsid="001fdbf5" officeooo:paragraph-rsid="001fdbf5"/>
    </style:style>
    <style:style style:name="P5" style:family="paragraph" style:parent-style-name="Standard">
      <style:text-properties officeooo:rsid="0021874b" officeooo:paragraph-rsid="0021874b"/>
    </style:style>
    <style:style style:name="P6" style:family="paragraph" style:parent-style-name="Standard">
      <style:text-properties officeooo:rsid="00222154" officeooo:paragraph-rsid="0022215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55d3"/>
    </style:style>
    <style:style style:name="T3" style:family="text">
      <style:text-properties style:text-position="0% 100%"/>
    </style:style>
    <style:style style:name="T4" style:family="text">
      <style:text-properties officeooo:rsid="001f55d3"/>
    </style:style>
    <style:style style:name="T5" style:family="text">
      <style:text-properties officeooo:rsid="001fdbf5"/>
    </style:style>
    <style:style style:name="T6" style:family="text">
      <style:text-properties officeooo:rsid="00236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unction convert() //<text:span text:style-name="T5">convert each number inputted to the binary representation and return a string of that representation</text:span></text:p>
      <text:p text:style-name="P1"/>
      <text:p text:style-name="P1">Function reset() </text:p>
      <text:p text:style-name="P1"><text:tab/><text:span text:style-name="T5">for loop</text:span></text:p>
      <text:p text:style-name="P1"><text:tab/><text:tab/><text:span text:style-name="T5">set chosenCust values at the index to false</text:span></text:p>
      <text:p text:style-name="P1"><text:tab/><text:span text:style-name="T5">end for loop</text:span></text:p>
      <text:p text:style-name="P4">End function reset()</text:p>
      <text:p text:style-name="P1"/>
      <text:p text:style-name="P1"/>
      <text:p text:style-name="P1">//start algorithm</text:p>
      <text:p text:style-name="P1"/>
      <text:p text:style-name="P1">int limit = the cardinality of the power set of all possible combinations</text:p>
      <text:p text:style-name="P1">boolean isValid <text:s/>= have I found a set that works?</text:p>
      <text:p text:style-name="P1"/>
      <text:p text:style-name="P1">1<text:span text:style-name="T1">st</text:span> for loop //iterates from 0 to limit</text:p>
      <text:p text:style-name="P1"><text:tab/></text:p>
      <text:p text:style-name="P1"><text:tab/>convert each iteration’s index to the binary representation using convert()</text:p>
      <text:p text:style-name="P1"><text:tab/></text:p>
      <text:p text:style-name="P1"><text:tab/><text:span text:style-name="T4">initialize totals for price and bandwidth and set them to 0</text:span></text:p>
      <text:p text:style-name="P2"><text:tab/></text:p>
      <text:p text:style-name="P2"><text:tab/>2<text:span text:style-name="T1">nd</text:span> for loop //iterates from 0 to the end of the string that is the binary representation of the outer <text:tab/>loop’s index</text:p>
      <text:p text:style-name="P1"/>
      <text:p text:style-name="P1"><text:tab/><text:tab/>if the number at the index is 1</text:p>
      <text:p text:style-name="P1"><text:tab/><text:tab/><text:tab/>add <text:span text:style-name="T4">the bandwidth and price pair at the current index to the total</text:span></text:p>
      <text:p text:style-name="P1"><text:tab/><text:tab/><text:tab/><text:span text:style-name="T4">set the chosenCust value at the index to true</text:span></text:p>
      <text:p text:style-name="P1"><text:tab/><text:tab/><text:tab/></text:p>
      <text:p text:style-name="P1"><text:tab/><text:tab/><text:tab/><text:span text:style-name="T4">if total bandwidth is &lt;= max bandwidth and total price is &gt;= to maintenance cost</text:span></text:p>
      <text:p text:style-name="P1"><text:tab/><text:tab/><text:tab/><text:tab/></text:p>
      <text:p text:style-name="P1"><text:tab/><text:tab/><text:tab/><text:tab/><text:span text:style-name="T4">set isValid to true</text:span></text:p>
      <text:p text:style-name="P1"><text:tab/><text:tab/><text:tab/><text:tab/><text:span text:style-name="T4">break out of the loop 2</text:span><text:span text:style-name="T2">nd</text:span><text:span text:style-name="T4"> loop</text:span></text:p>
      <text:p text:style-name="P1"><text:tab/><text:tab/><text:tab/></text:p>
      <text:p text:style-name="P1"/>
      <text:p text:style-name="P1"><text:tab/>end 2<text:span text:style-name="T1">nd</text:span> for loop</text:p>
      <text:p text:style-name="P1"/>
      <text:p text:style-name="P1"><text:tab/><text:span text:style-name="T4">if isValid is true</text:span></text:p>
      <text:p text:style-name="P1"><text:tab/><text:tab/><text:span text:style-name="T4">break out of the 1</text:span><text:span text:style-name="T2">st</text:span><text:span text:style-name="T4"> loop</text:span></text:p>
      <text:p text:style-name="P1"><text:tab/><text:span text:style-name="T4">else</text:span></text:p>
      <text:p text:style-name="P1"><text:tab/><text:tab/><text:span text:style-name="T4">reset all values in chosenCust to false using reset()</text:span></text:p>
      <text:p text:style-name="P1"/>
      <text:p text:style-name="P1">end 1<text:span text:style-name="T1">st</text:span> for loop</text:p>
      <text:p text:style-name="P1"/>
      <text:p text:style-name="P3">return isValid</text:p>
      <text:p text:style-name="P3"/>
      <text:p text:style-name="P3"/>
      <text:p text:style-name="P3"/>
      <text:p text:style-name="P3"/>
      <text:p text:style-name="P5"><text:soft-page-break/><text:span text:style-name="T6">worst-case </text:span><text:s/>complexity</text:p>
      <text:p text:style-name="P5"/>
      <text:p text:style-name="P6">O(n<text:span text:style-name="T1">2</text:span><text:span text:style-name="T3">)</text:span></text:p>
      <text:p text:style-name="P1"/>
      <text:p text:style-name="P1"><text:tab/><text:tab/></text:p>
      <text:p text:style-name="P1"><text:tab/><text:tab/></text:p>
      <text:p text:style-name="P1"><text:tab/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8:18.031915768</meta:creation-date>
    <dc:date>2017-02-27T18:19:25.068197393</dc:date>
    <meta:editing-duration>PT1H29M54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2" meta:paragraph-count="39" meta:word-count="200" meta:character-count="1147" meta:non-whitespace-character-count="917"/>
  </office:meta>
</office:document-meta>
</file>